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5fa13" officeooo:paragraph-rsid="0005fa13" style:font-size-asian="14pt" style:font-size-complex="14pt"/>
    </style:style>
    <style:style style:name="P3" style:family="paragraph" style:parent-style-name="Standard">
      <style:text-properties fo:font-size="14pt" fo:font-weight="bold" officeooo:rsid="0005fa13" officeooo:paragraph-rsid="0005fa1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2e67" officeooo:paragraph-rsid="00072e6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072e67" officeooo:paragraph-rsid="00072e67" style:font-size-asian="14pt" style:font-weight-asian="normal" style:font-size-complex="14pt" style:font-weight-complex="normal"/>
    </style:style>
    <style:style style:name="T1" style:family="text">
      <style:text-properties officeooo:rsid="000841d5"/>
    </style:style>
    <style:style style:name="T2" style:family="text">
      <style:text-properties officeooo:rsid="0009e01b"/>
    </style:style>
    <style:style style:name="T3" style:family="text">
      <style:text-properties officeooo:rsid="000dc85d"/>
    </style:style>
    <style:style style:name="T4" style:family="text">
      <style:text-properties officeooo:rsid="000e8e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shmin Jayson S7 DS 14</text:p>
      <text:p text:style-name="P1"># Experiment <text:span text:style-name="T3">4 </text:span>: <text:span text:style-name="T3">Multiuser chat using GUI</text:span></text:p>
      <text:p text:style-name="P1"># Date : <text:span text:style-name="T3">9</text:span>/<text:span text:style-name="T4">10</text:span>/23</text:p>
      <text:p text:style-name="P1"/>
      <text:p text:style-name="P3">server.py</text:p>
      <text:p text:style-name="P3"/>
      <text:p text:style-name="P1">import socket</text:p>
      <text:p text:style-name="P1">import json</text:p>
      <text:p text:style-name="P1">import sys</text:p>
      <text:p text:style-name="P1">import threading</text:p>
      <text:p text:style-name="P1">import os</text:p>
      <text:p text:style-name="P1">from datetime import datetime</text:p>
      <text:p text:style-name="P1"/>
      <text:p text:style-name="P1"/>
      <text:p text:style-name="P1">s = socket.socket(socket.AF_INET, socket.SOCK_DGRAM)</text:p>
      <text:p text:style-name="P1">socketAddr = ('127.0.0.1', 12345)</text:p>
      <text:p text:style-name="P1"/>
      <text:p text:style-name="P1">s.bind(socketAddr)</text:p>
      <text:p text:style-name="P1"/>
      <text:p text:style-name="P1">serverAuthorizationKey = input(</text:p>
      <text:p text:style-name="P1"><text:s text:c="4"/>"Input Server Authorization Key password or ENTER for default&lt;client&gt; : ")</text:p>
      <text:p text:style-name="P1">if serverAuthorizationKey == '':</text:p>
      <text:p text:style-name="P1"><text:s text:c="4"/>serverAuthorizationKey = 'client'</text:p>
      <text:p text:style-name="P1"/>
      <text:p text:style-name="P1"/>
      <text:p text:style-name="P1">print(</text:p>
      <text:p text:style-name="P1"><text:s text:c="4"/>"- {} listening on port {} -".format(socket.gethostname(), socketAddr[1]))</text:p>
      <text:p text:style-name="P1"/>
      <text:p text:style-name="P1"/>
      <text:p text:style-name="P1">clients = {}</text:p>
      <text:p text:style-name="P1"/>
      <text:p text:style-name="P1"/>
      <text:p text:style-name="P1">def formatWindow():</text:p>
      <text:p text:style-name="P1"><text:s text:c="4"/>sys.stdout.write("\033[F")</text:p>
      <text:p text:style-name="P1"><text:s text:c="4"/>sys.stdout.write("\033[K")</text:p>
      <text:p text:style-name="P1"/>
      <text:p text:style-name="P1"/>
      <text:p text:style-name="P1">def printToConsole(output):</text:p>
      <text:p text:style-name="P1"><text:s text:c="4"/>currentTime = datetime.now().strftime("%H:%M:%S")</text:p>
      <text:p text:style-name="P1"><text:s text:c="4"/>print("{} - {}".format(currentTime, output))</text:p>
      <text:p text:style-name="P1"/>
      <text:p text:style-name="P1"/>
      <text:p text:style-name="P1">def listen():</text:p>
      <text:p text:style-name="P1"><text:s text:c="4"/>hitCount = 0</text:p>
      <text:p text:style-name="P1"><text:s text:c="4"/>while True:</text:p>
      <text:p text:style-name="P1"><text:soft-page-break/><text:s text:c="8"/>message, address = None, None</text:p>
      <text:p text:style-name="P1"><text:s text:c="8"/>try:</text:p>
      <text:p text:style-name="P1"><text:s text:c="12"/>message, address = s.recvfrom(1024)</text:p>
      <text:p text:style-name="P1"><text:s text:c="8"/>except:</text:p>
      <text:p text:style-name="P1"><text:s text:c="12"/>continue</text:p>
      <text:p text:style-name="P1"/>
      <text:p text:style-name="P1"><text:s text:c="8"/>hitCount += 1</text:p>
      <text:p text:style-name="P1"><text:s text:c="8"/>body = json.loads(message.decode())</text:p>
      <text:p text:style-name="P1"><text:s text:c="8"/>status = [200, 'Served']</text:p>
      <text:p text:style-name="P1"/>
      <text:p text:style-name="P1"><text:s text:c="8"/>if body['type'] == 'chat' and address not in clients:</text:p>
      <text:p text:style-name="P1"><text:s text:c="12"/>printToConsole("Unauthorized request from : {}".format(address))</text:p>
      <text:p text:style-name="P1"><text:s text:c="12"/>status = [401, "Unauthorized client"]</text:p>
      <text:p text:style-name="P1"><text:s text:c="12"/>unicastMessage(</text:p>
      <text:p text:style-name="P1"><text:s text:c="16"/>address, "You are not allowed to send or receive chat messages", 'notification')</text:p>
      <text:p text:style-name="P1"><text:s text:c="8"/>else:</text:p>
      <text:p text:style-name="P1"><text:s text:c="12"/>if body['type'] == 'registration':</text:p>
      <text:p text:style-name="P1"><text:s text:c="16"/>if body['password'] != serverAuthorizationKey:</text:p>
      <text:p text:style-name="P1"><text:s text:c="20"/>status = [401, "Invalid password"]</text:p>
      <text:p text:style-name="P1"><text:s text:c="20"/>unicastMessage(address, 'Invalid password',</text:p>
      <text:p text:style-name="P1"><text:s text:c="35"/>'notification')</text:p>
      <text:p text:style-name="P1"><text:s text:c="20"/>printToConsole("Denied access to ( {} ) due to incorrect password".format(</text:p>
      <text:p text:style-name="P1"><text:s text:c="24"/>body['name']))</text:p>
      <text:p text:style-name="P1"><text:s text:c="16"/>else:</text:p>
      <text:p text:style-name="P1"><text:s text:c="20"/>clients[address] = body['name']</text:p>
      <text:p text:style-name="P1"><text:s text:c="20"/>unicastMessage(address, 'Login Successfull',</text:p>
      <text:p text:style-name="P1"><text:s text:c="35"/>'notification')</text:p>
      <text:p text:style-name="P1"><text:s text:c="20"/>printToConsole(</text:p>
      <text:p text:style-name="P1"><text:s text:c="24"/>"( {} ) joined the chatroom".format(body['name']))</text:p>
      <text:p text:style-name="P1"><text:s text:c="20"/>broadcastMessage(body['name'] + " joined the chat",</text:p>
      <text:p text:style-name="P1"><text:s text:c="37"/>address, 'notification')</text:p>
      <text:p text:style-name="P1"><text:s text:c="12"/>elif body['type'] == 'chat':</text:p>
      <text:p text:style-name="P1"><text:s text:c="16"/>broadcastMessage(body['message'], address, 'chat')</text:p>
      <text:p text:style-name="P1"/>
      <text:p text:style-name="P1"><text:s text:c="8"/>printToConsole("Hit Count : {} | Last Hit from : {} | Request Type : {} | Status : {}".format(</text:p>
      <text:p text:style-name="P1"><text:s text:c="12"/>hitCount, address, body['type'], status))</text:p>
      <text:p text:style-name="P1"><text:s text:c="8"/>formatWindow()</text:p>
      <text:p text:style-name="P1"/>
      <text:p text:style-name="P1"/>
      <text:p text:style-name="P1">def unicastMessage(address, message, messageType):</text:p>
      <text:p text:style-name="P1"><text:s text:c="4"/>if messageType == 'notification':</text:p>
      <text:p text:style-name="P1"><text:s text:c="8"/>body = {'message': message, 'author': 'server', 'type': messageType}</text:p>
      <text:p text:style-name="P1"><text:soft-page-break/><text:s text:c="8"/>s.sendto(json.dumps(body).encode(), address)</text:p>
      <text:p text:style-name="P1"/>
      <text:p text:style-name="P1"/>
      <text:p text:style-name="P1">def broadcastMessage(msg, recAddress, messageType):</text:p>
      <text:p text:style-name="P1"/>
      <text:p text:style-name="P1"><text:s text:c="4"/>clientName = clients[recAddress]</text:p>
      <text:p text:style-name="P1"><text:s text:c="4"/>body = {}</text:p>
      <text:p text:style-name="P1"/>
      <text:p text:style-name="P1"><text:s text:c="4"/>if messageType == 'notification':</text:p>
      <text:p text:style-name="P1"><text:s text:c="8"/>body = {'message': msg, 'author': 'server', 'type': messageType}</text:p>
      <text:p text:style-name="P1"><text:s text:c="4"/>elif messageType == 'chat':</text:p>
      <text:p text:style-name="P1"><text:s text:c="8"/>body = {'message': msg, 'author': clientName, 'type': messageType}</text:p>
      <text:p text:style-name="P1"/>
      <text:p text:style-name="P1"><text:s text:c="4"/>for clientAddress in clients:</text:p>
      <text:p text:style-name="P1"><text:s text:c="8"/>if clientAddress == recAddress:</text:p>
      <text:p text:style-name="P1"><text:s text:c="12"/>continue</text:p>
      <text:p text:style-name="P1"><text:s text:c="8"/>s.sendto(json.dumps(body).encode(), clientAddress)</text:p>
      <text:p text:style-name="P1"/>
      <text:p text:style-name="P1"/>
      <text:p text:style-name="P1">def signalTerminate():</text:p>
      <text:p text:style-name="P1"><text:s text:c="4"/>print("Terminating server...")</text:p>
      <text:p text:style-name="P1"><text:s text:c="4"/>s.close()</text:p>
      <text:p text:style-name="P1"><text:s text:c="4"/>os._exit(1)</text:p>
      <text:p text:style-name="P1"/>
      <text:p text:style-name="P1"/>
      <text:p text:style-name="P1">def checkTerminate():</text:p>
      <text:p text:style-name="P1"><text:s text:c="4"/>try:</text:p>
      <text:p text:style-name="P1"><text:s text:c="8"/>x = input("Press ANY KEY to terminate server \n")</text:p>
      <text:p text:style-name="P1"><text:s text:c="8"/>signalTerminate()</text:p>
      <text:p text:style-name="P1"><text:s text:c="4"/>finally:</text:p>
      <text:p text:style-name="P1"><text:s text:c="8"/>signalTerminate()</text:p>
      <text:p text:style-name="P1"/>
      <text:p text:style-name="P1"/>
      <text:p text:style-name="P1">t1 = threading.Thread(target=listen)</text:p>
      <text:p text:style-name="P1">t2 = threading.Thread(target=checkTerminate)</text:p>
      <text:p text:style-name="P1"/>
      <text:p text:style-name="P1">t1.start()</text:p>
      <text:p text:style-name="P1">t2.start()</text:p>
      <text:p text:style-name="P1"/>
      <text:p text:style-name="P1">t1.join()</text:p>
      <text:p text:style-name="P1">t2.join()</text:p>
      <text:p text:style-name="P1"/>
      <text:p text:style-name="P3">client.py</text:p>
      <text:p text:style-name="P3"/>
      <text:p text:style-name="P1">import socket</text:p>
      <text:p text:style-name="P1"><text:soft-page-break/>import threading</text:p>
      <text:p text:style-name="P1">import json</text:p>
      <text:p text:style-name="P1">import random</text:p>
      <text:p text:style-name="P1">import os</text:p>
      <text:p text:style-name="P1">import sys</text:p>
      <text:p text:style-name="P1">import time</text:p>
      <text:p text:style-name="P1">import customtkinter</text:p>
      <text:p text:style-name="P1">from collections import deque</text:p>
      <text:p text:style-name="P1">from tkinter import *</text:p>
      <text:p text:style-name="P1"/>
      <text:p text:style-name="P1">q = deque()</text:p>
      <text:p text:style-name="P1"/>
      <text:p text:style-name="P1">s = socket.socket(socket.AF_INET, socket.SOCK_DGRAM)</text:p>
      <text:p text:style-name="P1">s.settimeout(1)</text:p>
      <text:p text:style-name="P1">socketAddress = ('127.0.0.1', 12345)</text:p>
      <text:p text:style-name="P1">s.bind(('', random.randint(1000, 10000))) <text:s/># Enable this on windows</text:p>
      <text:p text:style-name="P1"/>
      <text:p text:style-name="P1"/>
      <text:p text:style-name="P1"/>
      <text:p text:style-name="P1">app = customtkinter.CTk()</text:p>
      <text:p text:style-name="P1">app.geometry("400x240")</text:p>
      <text:p text:style-name="P1"/>
      <text:p text:style-name="P1">app.title("Open Mic")</text:p>
      <text:p text:style-name="P1"/>
      <text:p text:style-name="P1">customtkinter.set_appearance_mode("System") </text:p>
      <text:p text:style-name="P1">customtkinter.set_default_color_theme("blue")</text:p>
      <text:p text:style-name="P1"/>
      <text:p text:style-name="P1">login_frame = customtkinter.CTkFrame(master=app)</text:p>
      <text:p text:style-name="P1">login_frame.pack(fill="both", expand=True)</text:p>
      <text:p text:style-name="P1"/>
      <text:p text:style-name="P1"/>
      <text:p text:style-name="P1">chat_frame = customtkinter.CTkFrame(master=app)</text:p>
      <text:p text:style-name="P1">messages = customtkinter.CTkTextbox(master=chat_frame)</text:p>
      <text:p text:style-name="P1">typing_area = customtkinter.CTkEntry(master=chat_frame, placeholder_text="Enter message")</text:p>
      <text:p text:style-name="P1"/>
      <text:p text:style-name="P1">def switch_to_chat():</text:p>
      <text:p text:style-name="P1"><text:s text:c="4"/>q.append([login_frame, 2])</text:p>
      <text:p text:style-name="P1"><text:s text:c="4"/>q.append([chat_frame, 1])</text:p>
      <text:p text:style-name="P1"><text:s text:c="4"/>q.append([messages, 1])</text:p>
      <text:p text:style-name="P1"><text:s text:c="4"/>q.append([typing_area, 1])</text:p>
      <text:p text:style-name="P1"><text:s text:c="4"/>q.append([send, 1])</text:p>
      <text:p text:style-name="P1"/>
      <text:p text:style-name="P1"/>
      <text:p text:style-name="P1"><text:soft-page-break/>username = customtkinter.CTkEntry(master=login_frame, placeholder_text="Username")</text:p>
      <text:p text:style-name="P1">username.pack()</text:p>
      <text:p text:style-name="P1">server_auth_token = customtkinter.CTkEntry(master=login_frame, placeholder_text="Server Authorization Token")</text:p>
      <text:p text:style-name="P1">server_auth_token.pack()</text:p>
      <text:p text:style-name="P1"/>
      <text:p text:style-name="P1"/>
      <text:p text:style-name="P1">t1 = None</text:p>
      <text:p text:style-name="P1">t2 = None</text:p>
      <text:p text:style-name="P1"/>
      <text:p text:style-name="P1"/>
      <text:p text:style-name="P1">def initialize_client():</text:p>
      <text:p text:style-name="P1"/>
      <text:p text:style-name="P1"><text:s text:c="4"/>username_value = username.get()</text:p>
      <text:p text:style-name="P1"><text:s text:c="4"/>server_auth_token_value = server_auth_token.get()</text:p>
      <text:p text:style-name="P1"/>
      <text:p text:style-name="P1"><text:s text:c="4"/>print("Enter q() to exit the chatroom")</text:p>
      <text:p text:style-name="P1"/>
      <text:p text:style-name="P1"><text:s text:c="4"/>body = {</text:p>
      <text:p text:style-name="P1"><text:s text:c="8"/>'name': username_value,</text:p>
      <text:p text:style-name="P1"><text:s text:c="8"/>'password': server_auth_token_value,</text:p>
      <text:p text:style-name="P1"><text:s text:c="8"/>'type': 'registration'</text:p>
      <text:p text:style-name="P1"><text:s text:c="4"/>}</text:p>
      <text:p text:style-name="P1"/>
      <text:p text:style-name="P1"><text:s text:c="4"/>s.sendto(json.dumps(body).encode(), socketAddress)</text:p>
      <text:p text:style-name="P1"/>
      <text:p text:style-name="P1">def handleInput():</text:p>
      <text:p text:style-name="P1"><text:s text:c="4"/>text = typing_area.get()</text:p>
      <text:p text:style-name="P1"><text:s text:c="4"/>try:</text:p>
      <text:p text:style-name="P1"><text:s text:c="8"/>def reverse_phrase(phrase):</text:p>
      <text:p text:style-name="P1"><text:s text:c="12"/>phrase = [*phrase]</text:p>
      <text:p text:style-name="P1"><text:s text:c="12"/>return ''.join(phrase[::-1])</text:p>
      <text:p text:style-name="P1"/>
      <text:p text:style-name="P1"><text:s text:c="8"/>if text == 'q()': signalTerminate()</text:p>
      <text:p text:style-name="P1"><text:s text:c="8"/>sys.stdout.write("\033[F")</text:p>
      <text:p text:style-name="P1"><text:s text:c="8"/>sys.stdout.write("\033[K")</text:p>
      <text:p text:style-name="P1"/>
      <text:p text:style-name="P1"><text:s text:c="8"/>text = reverse_phrase(text)</text:p>
      <text:p text:style-name="P1"><text:s text:c="8"/></text:p>
      <text:p text:style-name="P1"><text:s text:c="8"/>print("-------------------------------- You:", text)</text:p>
      <text:p text:style-name="P1"><text:s text:c="8"/>body = {'message': text, 'type': 'chat'}</text:p>
      <text:p text:style-name="P1"><text:s text:c="8"/>s.sendto(json.dumps(body).encode(), socketAddress)</text:p>
      <text:p text:style-name="P1"><text:s text:c="4"/>except:</text:p>
      <text:p text:style-name="P1"><text:s text:c="8"/>print("\nException occured")</text:p>
      <text:p text:style-name="P1"><text:soft-page-break/><text:s text:c="8"/>signalTerminate()</text:p>
      <text:p text:style-name="P1"/>
      <text:p text:style-name="P1"/>
      <text:p text:style-name="P1">button = customtkinter.CTkButton(master=login_frame, text="Initialize Client", command=initialize_client)</text:p>
      <text:p text:style-name="P1">send = customtkinter.CTkButton(master=chat_frame, text='Send', command=handleInput)</text:p>
      <text:p text:style-name="P1">button.pack()</text:p>
      <text:p text:style-name="P1"/>
      <text:p text:style-name="P1">def printToConsole(message):</text:p>
      <text:p text:style-name="P1"><text:s text:c="4"/>messages.insert("0.0", message + '\n')</text:p>
      <text:p text:style-name="P1"/>
      <text:p text:style-name="P1">def signalTerminate():</text:p>
      <text:p text:style-name="P1"><text:s text:c="4"/>print('Terminating client...')</text:p>
      <text:p text:style-name="P1"><text:s text:c="4"/>s.close()</text:p>
      <text:p text:style-name="P1"><text:s text:c="4"/>os._exit(1)</text:p>
      <text:p text:style-name="P1"/>
      <text:p text:style-name="P1"/>
      <text:p text:style-name="P1">def listen():</text:p>
      <text:p text:style-name="P1"><text:s text:c="4"/>message, address = None, None</text:p>
      <text:p text:style-name="P1"><text:s text:c="4"/>try:</text:p>
      <text:p text:style-name="P1"><text:s text:c="8"/>message, address = s.recvfrom(1024)</text:p>
      <text:p text:style-name="P1"><text:s text:c="4"/>except:</text:p>
      <text:p text:style-name="P1"><text:s text:c="8"/>pass</text:p>
      <text:p text:style-name="P1"><text:s text:c="4"/>finally:</text:p>
      <text:p text:style-name="P1"><text:s text:c="8"/>app.after(3000, listen)</text:p>
      <text:p text:style-name="P1"/>
      <text:p text:style-name="P1"><text:s text:c="4"/>if not message: return</text:p>
      <text:p text:style-name="P1"><text:s text:c="4"/>body = json.loads(message.decode())</text:p>
      <text:p text:style-name="P1"><text:s text:c="4"/>if body['type'] == 'notification':</text:p>
      <text:p text:style-name="P1"><text:s text:c="8"/>print(body['message'])</text:p>
      <text:p text:style-name="P1"><text:s text:c="8"/>if body['message'] == 'Login Successfull':</text:p>
      <text:p text:style-name="P1"><text:s text:c="12"/>switch_to_chat()</text:p>
      <text:p text:style-name="P1"><text:s text:c="8"/>elif body['message'] == 'Invalid password':</text:p>
      <text:p text:style-name="P1"><text:s text:c="12"/>signalTerminate()</text:p>
      <text:p text:style-name="P1"/>
      <text:p text:style-name="P1"/>
      <text:p text:style-name="P1"><text:s text:c="8"/>printToConsole(body['message'])</text:p>
      <text:p text:style-name="P1"><text:s text:c="8"/># if body['message'] == 'Invalid password':</text:p>
      <text:p text:style-name="P1"><text:s text:c="12"/># signalTerminate()</text:p>
      <text:p text:style-name="P1"><text:s text:c="4"/>else:</text:p>
      <text:p text:style-name="P1"><text:s text:c="8"/>printToConsole('{}: {}'.format(body['author'], body['message']))</text:p>
      <text:p text:style-name="P1"/>
      <text:p text:style-name="P1"/>
      <text:p text:style-name="P1">def swithcher():</text:p>
      <text:p text:style-name="P1"><text:soft-page-break/><text:s text:c="4"/>while q:</text:p>
      <text:p text:style-name="P1"><text:s text:c="8"/>data, operation = q.popleft()</text:p>
      <text:p text:style-name="P1"><text:s text:c="8"/>if operation == 1:</text:p>
      <text:p text:style-name="P1"><text:s text:c="12"/>data.pack()</text:p>
      <text:p text:style-name="P1"><text:s text:c="8"/>elif operation == 2:</text:p>
      <text:p text:style-name="P1"><text:s text:c="12"/>data.destroy()</text:p>
      <text:p text:style-name="P1"><text:s text:c="4"/>app.after(1000, swithcher)</text:p>
      <text:p text:style-name="P1"/>
      <text:p text:style-name="P1"/>
      <text:p text:style-name="P1"/>
      <text:p text:style-name="P1">app.after(1000, swithcher)</text:p>
      <text:p text:style-name="P1">app.after(5000, listen)</text:p>
      <text:p text:style-name="P1">app.mainloop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22:33.400769885</meta:creation-date>
    <dc:date>2023-10-09T11:53:30.182145335</dc:date>
    <meta:editing-duration>PT1H20M42S</meta:editing-duration>
    <meta:editing-cycles>9</meta:editing-cycles>
    <meta:generator>LibreOffice/7.3.7.2$Linux_X86_64 LibreOffice_project/30$Build-2</meta:generator>
    <meta:print-date>2023-10-09T11:26:57.017827808</meta:print-date>
    <meta:document-statistic meta:table-count="0" meta:image-count="0" meta:object-count="0" meta:page-count="7" meta:paragraph-count="200" meta:word-count="592" meta:character-count="6844" meta:non-whitespace-character-count="5346"/>
  </office:meta>
</office:document-meta>
</file>